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fo:background-color="#ffff00" style:font-weight-asian="bold" style:font-weight-complex="bold"/>
    </style:style>
    <style:style style:name="P3" style:family="paragraph" style:parent-style-name="Standard">
      <style:text-properties officeooo:paragraph-rsid="000c3c82"/>
    </style:style>
    <style:style style:name="P4" style:family="paragraph" style:parent-style-name="Standard">
      <style:text-properties fo:color="#c9211e" loext:opacity="100%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fo:font-weight="bold" officeooo:rsid="00108d98" officeooo:paragraph-rsid="00108d98" style:font-weight-asian="bold" style:font-weight-complex="bold"/>
    </style:style>
    <style:style style:name="P8" style:family="paragraph" style:parent-style-name="Standard">
      <style:text-properties fo:font-weight="normal" style:font-weight-asian="normal" style:font-weight-complex="normal"/>
    </style:style>
    <style:style style:name="P9" style:family="paragraph" style:parent-style-name="Standard">
      <style:text-properties fo:font-weight="normal" officeooo:rsid="00108d98" officeooo:paragraph-rsid="00108d98" style:font-weight-asian="normal" style:font-weight-complex="normal"/>
    </style:style>
    <style:style style:name="P10" style:family="paragraph" style:parent-style-name="Standard">
      <style:text-properties fo:font-weight="normal" officeooo:paragraph-rsid="0013db69" style:font-weight-asian="normal" style:font-weight-complex="normal"/>
    </style:style>
    <style:style style:name="P11" style:family="paragraph" style:parent-style-name="Standard">
      <style:text-properties fo:color="#c9211e" loext:opacity="100%" fo:font-weight="bold" style:font-weight-asian="bold" style:font-weight-complex="bold"/>
    </style:style>
    <style:style style:name="P12" style:family="paragraph" style:parent-style-name="Standard">
      <style:text-properties officeooo:paragraph-rsid="0013db6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9211e" loext:opacity="100%"/>
    </style:style>
    <style:style style:name="T3" style:family="text">
      <style:text-properties fo:color="#c9211e" loext:opacity="100%" fo:font-weight="bold" style:font-weight-asian="bold" style:font-weight-complex="bold"/>
    </style:style>
    <style:style style:name="T4" style:family="text">
      <style:text-properties fo:color="#c9211e" loext:opacity="100%"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>Linux Commands Assignments – II</text:p>
      <text:p text:style-name="P4"/>
      <text:p text:style-name="P1">1. List the directory contents date wise sorted. ( man ls)</text:p>
      <text:p text:style-name="P3">amit@amit-Lenovo-ideapad-510-15IKB:~/Desktop/CDAC/OS/Assignments$ <text:span text:style-name="T3">ls</text:span></text:p>
      <text:p text:style-name="P3">Assignment01.odt <text:s/>demo1.txt <text:s/>demo2.txt <text:s/>demo3.txt <text:s/>practice1.txt</text:p>
      <text:p text:style-name="P3">amit@amit-Lenovo-ideapad-510-15IKB:~/Desktop/CDAC/OS/Assignments$ <text:span text:style-name="T3">ls -t</text:span></text:p>
      <text:p text:style-name="Standard">Assignment01.odt <text:s/>practice1.txt <text:s/>demo1.txt <text:s/>demo2.txt <text:s/>demo3.txt</text:p>
      <text:p text:style-name="Standard"/>
      <text:p text:style-name="P4"/>
      <text:p text:style-name="P1">2. List the directory contents size wise sorted.(man ls)</text:p>
      <text:p text:style-name="P5">amit@amit-Lenovo-ideapad-510-15IKB:~/Desktop/CDAC/OS/Assignments$ <text:span text:style-name="T3">ls -s</text:span></text:p>
      <text:p text:style-name="P5">total 40</text:p>
      <text:p text:style-name="P5">36 Assignment01.odt <text:s text:c="2"/>0 demo1.txt <text:s text:c="2"/>0 demo2.txt <text:s text:c="2"/>0 demo3.txt <text:s text:c="2"/>4 practice1.txt</text:p>
      <text:p text:style-name="P1"/>
      <text:p text:style-name="P1"/>
      <text:p text:style-name="P1">3. List directory contents along with their inode no. (man ls)</text:p>
      <text:p text:style-name="P5">amit@amit-Lenovo-ideapad-510-15IKB:~/Desktop/CDAC/OS/Assignments$ <text:span text:style-name="T3">ls -i</text:span></text:p>
      <text:p text:style-name="P5">4596489 Assignment01.odt <text:s/>4596441 demo2.txt <text:s/>4596512 practice1.txt</text:p>
      <text:p text:style-name="P5">4596439 demo1.txt <text:s text:c="8"/>4596491 demo3.txt</text:p>
      <text:p text:style-name="P1"/>
      <text:p text:style-name="P1"/>
      <text:p text:style-name="Standard"><text:span text:style-name="T1">4. List the contents of the subdirectory.</text:span></text:p>
      <text:p text:style-name="Standard"><text:span text:style-name="T5">amit@amit-Lenovo-ideapad-510-15IKB:~/Desktop/CDAC/OS/Assignments$ </text:span><text:span text:style-name="T3">ls -l</text:span></text:p>
      <text:p text:style-name="P5">total 40</text:p>
      <text:p text:style-name="P5">-rw-rw-r-- 1 amit amit 36059 Jun <text:s/>1 01:20 Assignment01.odt</text:p>
      <text:p text:style-name="P5">-rw-rw-r-- 1 amit amit <text:s text:c="4"/>0 Jun <text:s/>1 00:06 demo1.txt</text:p>
      <text:p text:style-name="P5">-rw-rw-r-- 1 amit amit <text:s text:c="4"/>0 Jun <text:s/>1 00:06 demo2.txt</text:p>
      <text:p text:style-name="P5">-rw-rw-r-- 1 amit amit <text:s text:c="4"/>0 Jun <text:s/>1 00:06 demo3.txt</text:p>
      <text:p text:style-name="P5">-rw-rw-r-- 1 amit amit <text:s text:c="3"/>45 Jun <text:s/>1 00:32 practice1.txt</text:p>
      <text:p text:style-name="P1"/>
      <text:p text:style-name="P1"/>
      <text:p text:style-name="P1"/>
      <text:p text:style-name="P1">5. Create a file, write your surname and name in it and save.</text:p>
      <text:p text:style-name="P1"><text:tab/>i. now open the same file and add your address in it and save.</text:p>
      <text:p text:style-name="P1"><text:s text:c="11"/>ii. reopen the same file and check your name and address in it.</text:p>
      <text:p text:style-name="P5">amit@amit-Lenovo-ideapad-510-15IKB:~/Desktop/CDAC/OS/Assignments$ <text:span text:style-name="T3">cat &gt;&gt; RaskarAmit.txt</text:span></text:p>
      <text:p text:style-name="P11">AhilyaNagar</text:p>
      <text:p text:style-name="P5">amit@amit-Lenovo-ideapad-510-15IKB:~/Desktop/CDAC/OS/Assignments$ <text:span text:style-name="T3">ls</text:span></text:p>
      <text:p text:style-name="P5">Assignment01.odt <text:s/>demo1.txt <text:s/>demo3.txt <text:s text:c="5"/>RaskarAmit.txt</text:p>
      <text:p text:style-name="P5">Assignment02.odt <text:s/>demo2.txt <text:s/>practice1.txt</text:p>
      <text:p text:style-name="P5">amit@amit-Lenovo-ideapad-510-15IKB:~/Desktop/CDAC/OS/Assignments$ <text:span text:style-name="T3">cat RaskarAmit.txt</text:span></text:p>
      <text:p text:style-name="P5">AhilyaNagar</text:p>
      <text:p text:style-name="P1"/>
      <text:p text:style-name="P1"/>
      <text:p text:style-name="P1">6. how to change the time stamp of file (man touch)</text:p>
      <text:p text:style-name="P5">amit@amit-Lenovo-ideapad-510-15IKB:~/Desktop/CDAC/OS/Assignments$ <text:span text:style-name="T3">ls -l</text:span></text:p>
      <text:p text:style-name="P5">total 88</text:p>
      <text:p text:style-name="P5">-rw-rw-r-- 1 amit amit <text:s text:c="3"/>49 Jun <text:s/>1 18:15 practice1.txt</text:p>
      <text:p text:style-name="P5"><text:soft-page-break/>amit@amit-Lenovo-ideapad-510-15IKB:~/Desktop/CDAC/OS/Assignments$ <text:span text:style-name="T3">touch -t 202406011903 practice1.txt</text:span></text:p>
      <text:p text:style-name="P5">amit@amit-Lenovo-ideapad-510-15IKB:~/Desktop/CDAC/OS/Assignments$ <text:span text:style-name="T3">ls -l</text:span></text:p>
      <text:p text:style-name="P5">total 88</text:p>
      <text:p text:style-name="P5">-rw-rw-r-- 1 amit amit <text:s text:c="3"/>49 Jun <text:s/>1 19:03 practice1.txt</text:p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7. Create directory structure : Give following commands ,</text:p>
      <text:p text:style-name="P1">-&gt; mkdir one</text:p>
      <text:p text:style-name="P1">-&gt; cd one</text:p>
      <text:p text:style-name="P1">-&gt; touch 1.txt 11.txt 111.txt</text:p>
      <text:p text:style-name="P1">-&gt; mkdir two</text:p>
      <text:p text:style-name="P1">-&gt; cd two</text:p>
      <text:p text:style-name="P1">-&gt; touch 2.txt 22.txt 222.txt</text:p>
      <text:p text:style-name="P1">-&gt; mkdir three</text:p>
      <text:p text:style-name="P1">-&gt; cd three</text:p>
      <text:p text:style-name="P1">-&gt; touch 3.txt 33.txt 333.txt</text:p>
      <text:p text:style-name="P1">-&gt; mkdir four</text:p>
      <text:p text:style-name="P1">-&gt; cd four</text:p>
      <text:p text:style-name="P1">-&gt; touch 4.txt 44.txt 444.txt</text:p>
      <text:p text:style-name="P1">-&gt; mkdir five</text:p>
      <text:p text:style-name="P1">-&gt; cd five</text:p>
      <text:p text:style-name="P1">-&gt; touch 5.txt 55.txt 555.txt</text:p>
      <text:p text:style-name="P1">-&gt; cd ~ (i.e. go to your home directory)</text:p>
      <text:p text:style-name="P1"/>
      <text:p text:style-name="P1"/>
      <text:p text:style-name="P1"/>
      <text:p text:style-name="P1">8. Considering above directory structure , Do following operations :</text:p>
      <text:p text:style-name="P1"/>
      <text:p text:style-name="P1">i. list the directory contents of directory named "five" from current directory (i.e. home directory).</text:p>
      <text:p text:style-name="P5">amit@amit-Lenovo-ideapad-510-15IKB:~/Desktop/CDAC/OS/Assignments$ <text:span text:style-name="T3">ls one/two/three/four/five/</text:span></text:p>
      <text:p text:style-name="P5">555.txt <text:s/>55.txt <text:s/>5.txt</text:p>
      <text:p text:style-name="P1"/>
      <text:p text:style-name="P1">ii. write your name in a file named "44.txt" of directory "four" from current directory.</text:p>
      <text:p text:style-name="P5">amit@amit-Lenovo-ideapad-510-15IKB:~/Desktop/CDAC/OS/Assignments$ <text:span text:style-name="T3">cat &gt;&gt; one/two/three/four/44.txt </text:span></text:p>
      <text:p text:style-name="P5">Amit</text:p>
      <text:p text:style-name="P5">amit@amit-Lenovo-ideapad-510-15IKB:~/Desktop/CDAC/OS/Assignments$ <text:span text:style-name="T3">cat one/two/three/four/44.txt </text:span></text:p>
      <text:p text:style-name="P5">Amit</text:p>
      <text:p text:style-name="P1"/>
      <text:p text:style-name="P1">iii. remove the file named "555.txt" from directory "five" from current directory.</text:p>
      <text:p text:style-name="P5"><text:soft-page-break/>amit@amit-Lenovo-ideapad-510-15IKB:~/Desktop/CDAC/OS/Assignments$ <text:span text:style-name="T3">ls one/two/three/four/five/</text:span></text:p>
      <text:p text:style-name="P5">555.txt <text:s/>55.txt <text:s/>5.txt</text:p>
      <text:p text:style-name="P5">amit@amit-Lenovo-ideapad-510-15IKB:~/Desktop/CDAC/OS/Assignments$ <text:span text:style-name="T3">rm one/two/three/four/five/555.txt</text:span></text:p>
      <text:p text:style-name="P5">amit@amit-Lenovo-ideapad-510-15IKB:~/Desktop/CDAC/OS/Assignments$ <text:span text:style-name="T3">ls one/two/three/four/five/</text:span></text:p>
      <text:p text:style-name="P5">55.txt <text:s/>5.txt</text:p>
      <text:p text:style-name="P1"/>
      <text:p text:style-name="P7">iv. change directory to five ( i.e. cd one/two/three/four/five/ ).</text:p>
      <text:p text:style-name="P9">amit@amit-Lenovo-ideapad-510-15IKB:~/Desktop/CDAC/OS/Assignments$ <text:span text:style-name="T3">cd one/two/three/four/five/ </text:span></text:p>
      <text:p text:style-name="P9">amit@amit-Lenovo-ideapad-510-15IKB:~/Desktop/CDAC/OS/Assignments/one/two/three/four/five$ </text:p>
      <text:p text:style-name="P1"/>
      <text:p text:style-name="P1"/>
      <text:p text:style-name="P1">v. write your course name in file named "3.txt" which resides in directory "three" from current directory (i.e. five).also read the same file.</text:p>
      <text:p text:style-name="P5">amit@amit-Lenovo-ideapad-510-15IKB:~/Desktop/CDAC/OS/Assignments/one/two/three/four/five$ <text:span text:style-name="T3">cat &gt;&gt; ../../3.txt</text:span></text:p>
      <text:p text:style-name="P5">Course-DAC</text:p>
      <text:p text:style-name="P5">amit@amit-Lenovo-ideapad-510-15IKB:~/Desktop/CDAC/OS/Assignments/one/two/three/four/five$ <text:span text:style-name="T3">cat <text:s/>../../3.txt</text:span></text:p>
      <text:p text:style-name="P5">Course-DAC</text:p>
      <text:p text:style-name="P1"/>
      <text:p text:style-name="P1">vi. list the contents of directory "two" from current directory (i.e. five).</text:p>
      <text:p text:style-name="P5">amit@amit-Lenovo-ideapad-510-15IKB:~/Desktop/CDAC/OS/Assignments/one/two/three/four/five$ <text:span text:style-name="T3">ls ../../../</text:span></text:p>
      <text:p text:style-name="P5">222.txt <text:s/>22.txt <text:s/>2.txt <text:s/>three</text:p>
      <text:p text:style-name="P1"/>
      <text:p text:style-name="P1"/>
      <text:p text:style-name="P1">vii. remove file named "222.txt" which belongs to directory "two" from current directory (i.e. five)</text:p>
      <text:p text:style-name="P5">amit@amit-Lenovo-ideapad-510-15IKB:~/Desktop/CDAC/OS/Assignments/one/two/three/four/five$ <text:span text:style-name="T3">ls ../../../</text:span></text:p>
      <text:p text:style-name="P5">222.txt <text:s/>22.txt <text:s/>2.txt <text:s/>three</text:p>
      <text:p text:style-name="P5">amit@amit-Lenovo-ideapad-510-15IKB:~/Desktop/CDAC/OS/Assignments/one/two/three/four/five$ <text:span text:style-name="T3">rm ../../../222.txt</text:span></text:p>
      <text:p text:style-name="P5">amit@amit-Lenovo-ideapad-510-15IKB:~/Desktop/CDAC/OS/Assignments/one/two/three/four/five$ <text:span text:style-name="T3">ls ../../../</text:span></text:p>
      <text:p text:style-name="P5">22.txt <text:s/>2.txt <text:s/>three</text:p>
      <text:p text:style-name="P1"/>
      <text:p text:style-name="P1"/>
      <text:p text:style-name="P1">viii. now change the directory to "one"</text:p>
      <text:p text:style-name="P5">amit@amit-Lenovo-ideapad-510-15IKB:~/Desktop/CDAC/OS/Assignments/one/two/three/four/five$ <text:span text:style-name="T3">cd ../../../../</text:span></text:p>
      <text:p text:style-name="P5">amit@amit-Lenovo-ideapad-510-15IKB:~/Desktop/CDAC/OS/Assignments/one$ </text:p>
      <text:p text:style-name="P1"/>
      <text:p text:style-name="P1"/>
      <text:p text:style-name="P1">ix. remove all files only from directory named "five" from current directory (i.e. one)</text:p>
      <text:p text:style-name="Standard">amit@amit-Lenovo-ideapad-510-15IKB:~$ <text:span text:style-name="T3">rm /home/amit/Desktop/CDAC/OS/Assignments/one/two/three/four/five/*.txt</text:span></text:p>
      <text:p text:style-name="P11"><text:soft-page-break/></text:p>
      <text:p text:style-name="P1"/>
      <text:p text:style-name="P1">x. remove directory named "five" from current directory (i.e. one)</text:p>
      <text:p text:style-name="P5">amit@amit-Lenovo-ideapad-510-15IKB:~/Desktop/CDAC/OS/Assignments/one$ <text:span text:style-name="T3">rmdir two/three/four/five</text:span></text:p>
      <text:p text:style-name="P10">amit@amit-Lenovo-ideapad-510-15IKB:~/Desktop/CDAC/OS/Assignments/one$ <text:span text:style-name="T3">ls two/three/four/</text:span></text:p>
      <text:p text:style-name="P12">444.txt<text:span text:style-name="T3"> </text:span>44.txt <text:s/>4.txt</text:p>
      <text:p text:style-name="P1"/>
      <text:p text:style-name="P1"/>
      <text:p text:style-name="P1">xi. remove whole directory named "four" from current directory (i.e. one)</text:p>
      <text:p text:style-name="P5">amit@amit-Lenovo-ideapad-510-15IKB:~/Desktop/CDAC/OS/Assignments/one$ <text:span text:style-name="T3">rm -r two/three/four/</text:span></text:p>
      <text:p text:style-name="P5">amit@amit-Lenovo-ideapad-510-15IKB:~/Desktop/CDAC/OS/Assignments/one$ <text:span text:style-name="T3">ls two/three/</text:span></text:p>
      <text:p text:style-name="P5">333.txt <text:s/>33.txt <text:s/>3.txt</text:p>
      <text:p text:style-name="P1"/>
      <text:p text:style-name="P1"/>
      <text:p text:style-name="P1">xii. change to your home directory.</text:p>
      <text:p text:style-name="P5">amit@amit-Lenovo-ideapad-510-15IKB:~/Desktop/CDAC/OS/Assignments/one$ <text:span text:style-name="T3">cd</text:span></text:p>
      <text:p text:style-name="P5">amit@amit-Lenovo-ideapad-510-15IKB:~$ </text:p>
      <text:p text:style-name="P1"/>
      <text:p text:style-name="P1"/>
      <text:p text:style-name="P1"/>
      <text:p text:style-name="P1">9. change the time stamp of file named "3.txt" which resides in directory named "three".(man touch) </text:p>
      <text:p text:style-name="P5">amit@amit-Lenovo-ideapad-510-15IKB:~/Desktop/CDAC/OS/Assignments/one/two/three$ <text:span text:style-name="T3">ls -l</text:span></text:p>
      <text:p text:style-name="P5">total 4</text:p>
      <text:p text:style-name="P5">-rw-rw-r-- 1 amit amit <text:s/>0 Jun <text:s/>1 18:23 333.txt</text:p>
      <text:p text:style-name="P5">-rw-rw-r-- 1 amit amit <text:s/>0 Jun <text:s/>1 18:23 33.txt</text:p>
      <text:p text:style-name="P5">-rw-rw-r-- 1 amit amit 11 Jun <text:s/>1 18:43 3.txt</text:p>
      <text:p text:style-name="P5">amit@amit-Lenovo-ideapad-510-15IKB:~/Desktop/CDAC/OS/Assignments/one/two/three$ <text:span text:style-name="T3">touch -t 202406022005 3.txt</text:span></text:p>
      <text:p text:style-name="P5">amit@amit-Lenovo-ideapad-510-15IKB:~/Desktop/CDAC/OS/Assignments/one/two/three$ <text:span text:style-name="T3">ls -l</text:span></text:p>
      <text:p text:style-name="P5">total 4</text:p>
      <text:p text:style-name="P5">-rw-rw-r-- 1 amit amit <text:s/>0 Jun <text:s/>1 18:23 333.txt</text:p>
      <text:p text:style-name="P5">-rw-rw-r-- 1 amit amit <text:s/>0 Jun <text:s/>1 18:23 33.txt</text:p>
      <text:p text:style-name="P5">-rw-rw-r-- 1 amit amit 11 Jun <text:s/>2 <text:s/>2024 3.tx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1T01:21:21.322388616</meta:creation-date>
    <dc:date>2024-06-01T19:24:26.678472085</dc:date>
    <meta:editing-duration>PT32M58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4" meta:paragraph-count="117" meta:word-count="649" meta:character-count="6561" meta:non-whitespace-character-count="5918"/>
  </office:meta>
</office:document-meta>
</file>